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6.001cm" svg:height="9.012cm" svg:x="9.596cm" svg:y="37.481cm">
            <draw:object draw:notify-on-update-of-ranges="Φύλλο1.A16:Φύλλο1.A26 Φύλλο1.K3:Φύλλο1.K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9.012cm" svg:x="12.147cm" svg:y="14.336cm">
            <draw:object draw:notify-on-update-of-ranges="Φύλλο1.A16:Φύλλο1.A26 Φύλλο1.G17:Φύλλο1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1cm" svg:height="9.012cm" svg:x="11.505cm" svg:y="25.74cm">
            <draw:object draw:notify-on-update-of-ranges="Φύλλο1.A16:Φύλλο1.A26 Φύλλο1.H17:Φύλλο1.H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1cm" svg:height="9.012cm" svg:x="9.247cm" svg:y="47.415cm">
            <draw:object draw:notify-on-update-of-ranges="Φύλλο1.A16:Φύλλο1.A26 Φύλλο1.J17:Φύλλο1.J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01cm" svg:height="9.012cm" svg:x="8.78cm" svg:y="57.614cm">
            <draw:object draw:notify-on-update-of-ranges="Φύλλο1.A16:Φύλλο1.A26 Φύλλο1.K17:Φύλλο1.K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.001cm" svg:height="9.012cm" svg:x="29.569cm" svg:y="14.45cm">
            <draw:object draw:notify-on-update-of-ranges="Φύλλο1.A16:Φύλλο1.A26 Φύλλο1.L17:Φύλλο1.L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6.001cm" svg:height="9.012cm" svg:x="29.569cm" svg:y="25.739cm">
            <draw:object draw:notify-on-update-of-ranges="Φύλλο1.A16:Φύλλο1.A26 Φύλλο1.M17:Φύλλο1.M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16.001cm" svg:height="9.012cm" svg:x="29.569cm" svg:y="37.481cm">
            <draw:object draw:notify-on-update-of-ranges="Φύλλο1.A16:Φύλλο1.A26 Φύλλο1.N17:Φύλλο1.N2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16.001cm" svg:height="9.012cm" svg:x="29.569cm" svg:y="47.415cm">
            <draw:object draw:notify-on-update-of-ranges="Φύλλο1.A16:Φύλλο1.A26 Φύλλο1.O17:Φύλλο1.O2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16.001cm" svg:height="9.012cm" svg:x="30.017cm" svg:y="57.802cm">
            <draw:object draw:notify-on-update-of-ranges="Φύλλο1.A16:Φύλλο1.A26 Φύλλο1.P17:Φύλλο1.P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0" draw:style-name="gr1" draw:text-style-name="P1" svg:width="16.001cm" svg:height="9.012cm" svg:x="47.633cm" svg:y="14.451cm">
            <draw:object draw:notify-on-update-of-ranges="Φύλλο1.A16:Φύλλο1.A26 Φύλλο1.Q17:Φύλλο1.Q2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16.001cm" svg:height="9.012cm" svg:x="47.633cm" svg:y="25.74cm">
            <draw:object draw:notify-on-update-of-ranges="Φύλλο1.A16:Φύλλο1.A26 Φύλλο1.R17:Φύλλο1.R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6.001cm" svg:height="9.012cm" svg:x="47.633cm" svg:y="37.481cm">
            <draw:object draw:notify-on-update-of-ranges="Φύλλο1.A16:Φύλλο1.A26 Φύλλο1.S17:Φύλλο1.S2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16.001cm" svg:height="9.012cm" svg:x="47.633cm" svg:y="47.416cm">
            <draw:object draw:notify-on-update-of-ranges="Φύλλο1.A16:Φύλλο1.A26 Φύλλο1.T17:Φύλλο1.T2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16.001cm" svg:height="9.012cm" svg:x="47.633cm" svg:y="57.802cm">
            <draw:object draw:notify-on-update-of-ranges="Φύλλο1.A16:Φύλλο1.A26 Φύλλο1.U17:Φύλλο1.U2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70.21cm" svg:y="0.904cm">
            <draw:object draw:notify-on-update-of-ranges="Φύλλο1.X3:Φύλλο1.X3 Φύλλο1.Y3:Φύλλο1.Y3 Φύλλο1.X4:Φύλλο1.X4 Φύλλο1.Y4:Φύλλο1.Y4 Φύλλο1.X5:Φύλλο1.X5 Φύλλο1.Y5:Φύλλο1.Y5 Φύλλο1.X6:Φύλλο1.X6 Φύλλο1.Y6:Φύλλο1.Y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15.999cm" svg:height="8.999cm" svg:x="70.21cm" svg:y="10.387cm">
            <draw:object draw:notify-on-update-of-ranges="Φύλλο1.X3:Φύλλο1.X3 Φύλλο1.Z3:Φύλλο1.Z3 Φύλλο1.X4:Φύλλο1.X4 Φύλλο1.Z4:Φύλλο1.Z4 Φύλλο1.X5:Φύλλο1.X5 Φύλλο1.Z5:Φύλλο1.Z5 Φύλλο1.X6:Φύλλο1.X6 Φύλλο1.Z6:Φύλλο1.Z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15.999cm" svg:height="8.999cm" svg:x="70.21cm" svg:y="19.869cm">
            <draw:object draw:notify-on-update-of-ranges="Φύλλο1.X3:Φύλλο1.X3 Φύλλο1.AA3:Φύλλο1.AA3 Φύλλο1.X4:Φύλλο1.X4 Φύλλο1.AA4:Φύλλο1.AA4 Φύλλο1.X5:Φύλλο1.X5 Φύλλο1.AA5:Φύλλο1.AA5 Φύλλο1.X6:Φύλλο1.X6 Φύλλο1.AA6:Φύλλο1.AA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15.999cm" svg:height="8.999cm" svg:x="70.21cm" svg:y="29.803cm">
            <draw:object draw:notify-on-update-of-ranges="Φύλλο1.X3:Φύλλο1.X3 Φύλλο1.AB3:Φύλλο1.AB3 Φύλλο1.X4:Φύλλο1.X4 Φύλλο1.AB4:Φύλλο1.AB4 Φύλλο1.X5:Φύλλο1.X5 Φύλλο1.AB5:Φύλλο1.AB5 Φύλλο1.X6:Φύλλο1.X6 Φύλλο1.AB6:Φύλλο1.AB6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15.999cm" svg:height="8.999cm" svg:x="70.21cm" svg:y="39.286cm">
            <draw:object draw:notify-on-update-of-ranges="Φύλλο1.X3:Φύλλο1.X3 Φύλλο1.AC3:Φύλλο1.AC3 Φύλλο1.X4:Φύλλο1.X4 Φύλλο1.AC4:Φύλλο1.AC4 Φύλλο1.X5:Φύλλο1.X5 Φύλλο1.AC5:Φύλλο1.AC5 Φύλλο1.X6:Φύλλο1.X6 Φύλλο1.AC6:Φύλλο1.AC6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/>
          <table:table-cell office:value-type="string" calcext:value-type="string" table:number-columns-spanned="5" table:number-rows-spanned="1">
            <text:p>Serial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penCilk</text:p>
          </table:table-cell>
          <table:covered-table-cell table:number-columns-repeated="4"/>
          <table:table-cell office:value-type="string" calcext:value-type="string" table:number-columns-spanned="5" table:number-rows-spanned="1">
            <text:p>openMP</text:p>
          </table:table-cell>
          <table:covered-table-cell table:number-columns-repeated="4"/>
          <table:table-cell office:value-type="string" calcext:value-type="string" table:number-columns-spanned="5" table:number-rows-spanned="1">
            <text:p>pthread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NACA0015</text:p>
          </table:table-cell>
          <table:table-cell table:number-columns-repeated="3"/>
          <table:table-cell office:value-type="string" calcext:value-type="string">
            <text:p>belgium_osm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com-Youtube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.008717" calcext:value-type="float">
            <text:p>93,008717</text:p>
          </table:table-cell>
          <table:table-cell office:value-type="float" office:value="0.536411" calcext:value-type="float">
            <text:p>0,536411</text:p>
          </table:table-cell>
          <table:table-cell office:value-type="float" office:value="0.043801" calcext:value-type="float">
            <text:p>0,043801</text:p>
          </table:table-cell>
          <table:table-cell office:value-type="float" office:value="129.590206" calcext:value-type="float">
            <text:p>129,590206</text:p>
          </table:table-cell>
          <table:table-cell office:value-type="float" office:value="0.636631" calcext:value-type="float">
            <text:p>0,636631</text:p>
          </table:table-cell>
          <table:table-cell office:value-type="float" office:value="45.529754" calcext:value-type="float">
            <text:p>45,529754</text:p>
          </table:table-cell>
          <table:table-cell office:value-type="float" office:value="0.392351" calcext:value-type="float">
            <text:p>0,392351</text:p>
          </table:table-cell>
          <table:table-cell office:value-type="float" office:value="0.042059" calcext:value-type="float">
            <text:p>0,042059</text:p>
          </table:table-cell>
          <table:table-cell office:value-type="float" office:value="65.393646" calcext:value-type="float">
            <text:p>65,393646</text:p>
          </table:table-cell>
          <table:table-cell office:value-type="float" office:value="0.584282" calcext:value-type="float">
            <text:p>0,584282</text:p>
          </table:table-cell>
          <table:table-cell office:value-type="float" office:value="64.104698" calcext:value-type="float">
            <text:p>64,104698</text:p>
          </table:table-cell>
          <table:table-cell office:value-type="float" office:value="0.38056" calcext:value-type="float">
            <text:p>0,38056</text:p>
          </table:table-cell>
          <table:table-cell office:value-type="float" office:value="0.041144" calcext:value-type="float">
            <text:p>0,041144</text:p>
          </table:table-cell>
          <table:table-cell office:value-type="float" office:value="83.630502" calcext:value-type="float">
            <text:p>83,630502</text:p>
          </table:table-cell>
          <table:table-cell office:value-type="float" office:value="0.587108" calcext:value-type="float">
            <text:p>0,587108</text:p>
          </table:table-cell>
          <table:table-cell office:value-type="float" office:value="63.150901" calcext:value-type="float">
            <text:p>63,150901</text:p>
          </table:table-cell>
          <table:table-cell office:value-type="float" office:value="0.519922" calcext:value-type="float">
            <text:p>0,519922</text:p>
          </table:table-cell>
          <table:table-cell office:value-type="float" office:value="0.046924" calcext:value-type="float">
            <text:p>0,046924</text:p>
          </table:table-cell>
          <table:table-cell office:value-type="float" office:value="85.168432" calcext:value-type="float">
            <text:p>85,168432</text:p>
          </table:table-cell>
          <table:table-cell office:value-type="float" office:value="0.770841" calcext:value-type="float">
            <text:p>0,770841</text:p>
          </table:table-cell>
          <table:table-cell table:number-columns-repeated="2"/>
          <table:table-cell office:value-type="string" calcext:value-type="string">
            <text:p>serial</text:p>
          </table:table-cell>
          <table:table-cell office:value-type="float" office:value="0.043801" calcext:value-type="float">
            <text:p>0,043801</text:p>
          </table:table-cell>
          <table:table-cell office:value-type="float" office:value="0.536411" calcext:value-type="float">
            <text:p>0,536411</text:p>
          </table:table-cell>
          <table:table-cell office:value-type="float" office:value="0.636631" calcext:value-type="float">
            <text:p>0,636631</text:p>
          </table:table-cell>
          <table:table-cell office:value-type="float" office:value="93.008717" calcext:value-type="float">
            <text:p>93,008717</text:p>
          </table:table-cell>
          <table:table-cell office:value-type="float" office:value="129.590206" calcext:value-type="float">
            <text:p>129,590206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number-columns-repeated="5"/>
          <table:table-cell office:value-type="float" office:value="23.418248" calcext:value-type="float">
            <text:p>23,418248</text:p>
          </table:table-cell>
          <table:table-cell office:value-type="float" office:value="0.193347" calcext:value-type="float">
            <text:p>0,193347</text:p>
          </table:table-cell>
          <table:table-cell office:value-type="float" office:value="0.022488" calcext:value-type="float">
            <text:p>0,022488</text:p>
          </table:table-cell>
          <table:table-cell office:value-type="float" office:value="31.849646" calcext:value-type="float">
            <text:p>31,849646</text:p>
          </table:table-cell>
          <table:table-cell office:value-type="float" office:value="0.300277" calcext:value-type="float">
            <text:p>0,300277</text:p>
          </table:table-cell>
          <table:table-cell office:value-type="float" office:value="47.239478" calcext:value-type="float">
            <text:p>47,239478</text:p>
          </table:table-cell>
          <table:table-cell office:value-type="float" office:value="0.204827" calcext:value-type="float">
            <text:p>0,204827</text:p>
          </table:table-cell>
          <table:table-cell office:value-type="float" office:value="0.024449" calcext:value-type="float">
            <text:p>0,024449</text:p>
          </table:table-cell>
          <table:table-cell office:value-type="float" office:value="78.174975" calcext:value-type="float">
            <text:p>78,174975</text:p>
          </table:table-cell>
          <table:table-cell office:value-type="float" office:value="0.314316" calcext:value-type="float">
            <text:p>0,314316</text:p>
          </table:table-cell>
          <table:table-cell office:value-type="float" office:value="46.379145" calcext:value-type="float">
            <text:p>46,379145</text:p>
          </table:table-cell>
          <table:table-cell office:value-type="float" office:value="0.761797" calcext:value-type="float">
            <text:p>0,761797</text:p>
          </table:table-cell>
          <table:table-cell office:value-type="float" office:value="0.029969" calcext:value-type="float">
            <text:p>0,029969</text:p>
          </table:table-cell>
          <table:table-cell office:value-type="float" office:value="79.406235" calcext:value-type="float">
            <text:p>79,406235</text:p>
          </table:table-cell>
          <table:table-cell office:value-type="float" office:value="1.24273" calcext:value-type="float">
            <text:p>1,24273</text:p>
          </table:table-cell>
          <table:table-cell table:number-columns-repeated="2"/>
          <table:table-cell office:value-type="string" calcext:value-type="string">
            <text:p>openCilk</text:p>
          </table:table-cell>
          <table:table-cell office:value-type="float" office:value="0.013247" calcext:value-type="float">
            <text:p>0,013247</text:p>
          </table:table-cell>
          <table:table-cell office:value-type="float" office:value="0.121658" calcext:value-type="float">
            <text:p>0,121658</text:p>
          </table:table-cell>
          <table:table-cell office:value-type="float" office:value="0.159511" calcext:value-type="float">
            <text:p>0,159511</text:p>
          </table:table-cell>
          <table:table-cell office:value-type="float" office:value="13.315047" calcext:value-type="float">
            <text:p>13,315047</text:p>
          </table:table-cell>
          <table:table-cell office:value-type="float" office:value="20.768242" calcext:value-type="float">
            <text:p>20,768242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5"/>
          <table:table-cell office:value-type="float" office:value="13.315047" calcext:value-type="float">
            <text:p>13,315047</text:p>
          </table:table-cell>
          <table:table-cell office:value-type="float" office:value="0.121658" calcext:value-type="float">
            <text:p>0,121658</text:p>
          </table:table-cell>
          <table:table-cell office:value-type="float" office:value="0.013247" calcext:value-type="float">
            <text:p>0,013247</text:p>
          </table:table-cell>
          <table:table-cell office:value-type="float" office:value="20.768242" calcext:value-type="float">
            <text:p>20,768242</text:p>
          </table:table-cell>
          <table:table-cell office:value-type="float" office:value="0.159511" calcext:value-type="float">
            <text:p>0,159511</text:p>
          </table:table-cell>
          <table:table-cell office:value-type="float" office:value="34.707563" calcext:value-type="float">
            <text:p>34,707563</text:p>
          </table:table-cell>
          <table:table-cell office:value-type="float" office:value="0.166957" calcext:value-type="float">
            <text:p>0,166957</text:p>
          </table:table-cell>
          <table:table-cell office:value-type="float" office:value="0.013808" calcext:value-type="float">
            <text:p>0,013808</text:p>
          </table:table-cell>
          <table:table-cell office:value-type="float" office:value="76.577492" calcext:value-type="float">
            <text:p>76,577492</text:p>
          </table:table-cell>
          <table:table-cell office:value-type="float" office:value="0.167643" calcext:value-type="float">
            <text:p>0,167643</text:p>
          </table:table-cell>
          <table:table-cell office:value-type="float" office:value="34.123514" calcext:value-type="float">
            <text:p>34,123514</text:p>
          </table:table-cell>
          <table:table-cell office:value-type="float" office:value="0.753393" calcext:value-type="float">
            <text:p>0,753393</text:p>
          </table:table-cell>
          <table:table-cell office:value-type="float" office:value="0.020299" calcext:value-type="float">
            <text:p>0,020299</text:p>
          </table:table-cell>
          <table:table-cell office:value-type="float" office:value="77.931319" calcext:value-type="float">
            <text:p>77,931319</text:p>
          </table:table-cell>
          <table:table-cell office:value-type="float" office:value="1.137723" calcext:value-type="float">
            <text:p>1,137723</text:p>
          </table:table-cell>
          <table:table-cell table:number-columns-repeated="2"/>
          <table:table-cell office:value-type="string" calcext:value-type="string">
            <text:p>openMP</text:p>
          </table:table-cell>
          <table:table-cell office:value-type="float" office:value="0.013808" calcext:value-type="float">
            <text:p>0,013808</text:p>
          </table:table-cell>
          <table:table-cell office:value-type="float" office:value="0.166957" calcext:value-type="float">
            <text:p>0,166957</text:p>
          </table:table-cell>
          <table:table-cell office:value-type="float" office:value="0.167643" calcext:value-type="float">
            <text:p>0,167643</text:p>
          </table:table-cell>
          <table:table-cell office:value-type="float" office:value="34.707563" calcext:value-type="float">
            <text:p>34,707563</text:p>
          </table:table-cell>
          <table:table-cell office:value-type="float" office:value="76.577492" calcext:value-type="float">
            <text:p>76,577492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number-columns-repeated="5"/>
          <table:table-cell office:value-type="float" office:value="12.197225" calcext:value-type="float">
            <text:p>12,197225</text:p>
          </table:table-cell>
          <table:table-cell office:value-type="float" office:value="0.084169" calcext:value-type="float">
            <text:p>0,084169</text:p>
          </table:table-cell>
          <table:table-cell office:value-type="float" office:value="0.009091" calcext:value-type="float">
            <text:p>0,009091</text:p>
          </table:table-cell>
          <table:table-cell office:value-type="float" office:value="25.778323" calcext:value-type="float">
            <text:p>25,778323</text:p>
          </table:table-cell>
          <table:table-cell office:value-type="float" office:value="0.093111" calcext:value-type="float">
            <text:p>0,093111</text:p>
          </table:table-cell>
          <table:table-cell office:value-type="float" office:value="28.903665" calcext:value-type="float">
            <text:p>28,903665</text:p>
          </table:table-cell>
          <table:table-cell office:value-type="float" office:value="0.128063" calcext:value-type="float">
            <text:p>0,128063</text:p>
          </table:table-cell>
          <table:table-cell office:value-type="float" office:value="0.011292" calcext:value-type="float">
            <text:p>0,011292</text:p>
          </table:table-cell>
          <table:table-cell office:value-type="float" office:value="74.431064" calcext:value-type="float">
            <text:p>74,431064</text:p>
          </table:table-cell>
          <table:table-cell office:value-type="float" office:value="0.108949" calcext:value-type="float">
            <text:p>0,108949</text:p>
          </table:table-cell>
          <table:table-cell office:value-type="float" office:value="28.469925" calcext:value-type="float">
            <text:p>28,469925</text:p>
          </table:table-cell>
          <table:table-cell office:value-type="float" office:value="0.984404" calcext:value-type="float">
            <text:p>0,984404</text:p>
          </table:table-cell>
          <table:table-cell office:value-type="float" office:value="0.013954" calcext:value-type="float">
            <text:p>0,013954</text:p>
          </table:table-cell>
          <table:table-cell office:value-type="float" office:value="75.245884" calcext:value-type="float">
            <text:p>75,245884</text:p>
          </table:table-cell>
          <table:table-cell office:value-type="float" office:value="1.469727" calcext:value-type="float">
            <text:p>1,469727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office:value-type="float" office:value="0.020299" calcext:value-type="float">
            <text:p>0,020299</text:p>
          </table:table-cell>
          <table:table-cell office:value-type="float" office:value="0.753393" calcext:value-type="float">
            <text:p>0,753393</text:p>
          </table:table-cell>
          <table:table-cell office:value-type="float" office:value="1.137723" calcext:value-type="float">
            <text:p>1,137723</text:p>
          </table:table-cell>
          <table:table-cell office:value-type="float" office:value="34.123514" calcext:value-type="float">
            <text:p>34,123514</text:p>
          </table:table-cell>
          <table:table-cell office:value-type="float" office:value="77.931319" calcext:value-type="float">
            <text:p>77,931319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number-columns-repeated="5"/>
          <table:table-cell office:value-type="float" office:value="12.510232" calcext:value-type="float">
            <text:p>12,510232</text:p>
          </table:table-cell>
          <table:table-cell office:value-type="float" office:value="0.106227" calcext:value-type="float">
            <text:p>0,106227</text:p>
          </table:table-cell>
          <table:table-cell office:value-type="float" office:value="0.016767" calcext:value-type="float">
            <text:p>0,016767</text:p>
          </table:table-cell>
          <table:table-cell office:value-type="float" office:value="28.420107" calcext:value-type="float">
            <text:p>28,420107</text:p>
          </table:table-cell>
          <table:table-cell office:value-type="float" office:value="0.116007" calcext:value-type="float">
            <text:p>0,116007</text:p>
          </table:table-cell>
          <table:table-cell office:value-type="float" office:value="24.300772" calcext:value-type="float">
            <text:p>24,300772</text:p>
          </table:table-cell>
          <table:table-cell office:value-type="float" office:value="0.117379" calcext:value-type="float">
            <text:p>0,117379</text:p>
          </table:table-cell>
          <table:table-cell office:value-type="float" office:value="0.010666" calcext:value-type="float">
            <text:p>0,010666</text:p>
          </table:table-cell>
          <table:table-cell office:value-type="float" office:value="63.721647" calcext:value-type="float">
            <text:p>63,721647</text:p>
          </table:table-cell>
          <table:table-cell office:value-type="float" office:value="0.107381" calcext:value-type="float">
            <text:p>0,107381</text:p>
          </table:table-cell>
          <table:table-cell office:value-type="float" office:value="24.178689" calcext:value-type="float">
            <text:p>24,178689</text:p>
          </table:table-cell>
          <table:table-cell office:value-type="float" office:value="1.065872" calcext:value-type="float">
            <text:p>1,065872</text:p>
          </table:table-cell>
          <table:table-cell office:value-type="float" office:value="0.014182" calcext:value-type="float">
            <text:p>0,014182</text:p>
          </table:table-cell>
          <table:table-cell office:value-type="float" office:value="64.625599" calcext:value-type="float">
            <text:p>64,625599</text:p>
          </table:table-cell>
          <table:table-cell office:value-type="float" office:value="1.483955" calcext:value-type="float">
            <text:p>1,483955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number-columns-repeated="5"/>
          <table:table-cell office:value-type="float" office:value="12.753163" calcext:value-type="float">
            <text:p>12,753163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022165" calcext:value-type="float">
            <text:p>0,022165</text:p>
          </table:table-cell>
          <table:table-cell office:value-type="float" office:value="31.111632" calcext:value-type="float">
            <text:p>31,111632</text:p>
          </table:table-cell>
          <table:table-cell office:value-type="float" office:value="0.130732" calcext:value-type="float">
            <text:p>0,130732</text:p>
          </table:table-cell>
          <table:table-cell office:value-type="float" office:value="23.198187" calcext:value-type="float">
            <text:p>23,198187</text:p>
          </table:table-cell>
          <table:table-cell office:value-type="float" office:value="0.105157" calcext:value-type="float">
            <text:p>0,105157</text:p>
          </table:table-cell>
          <table:table-cell office:value-type="float" office:value="0.010646" calcext:value-type="float">
            <text:p>0,010646</text:p>
          </table:table-cell>
          <table:table-cell office:value-type="float" office:value="59.515855" calcext:value-type="float">
            <text:p>59,515855</text:p>
          </table:table-cell>
          <table:table-cell office:value-type="float" office:value="0.104124" calcext:value-type="float">
            <text:p>0,104124</text:p>
          </table:table-cell>
          <table:table-cell office:value-type="float" office:value="21.817073" calcext:value-type="float">
            <text:p>21,817073</text:p>
          </table:table-cell>
          <table:table-cell office:value-type="float" office:value="1.074303" calcext:value-type="float">
            <text:p>1,074303</text:p>
          </table:table-cell>
          <table:table-cell office:value-type="float" office:value="0.013613" calcext:value-type="float">
            <text:p>0,013613</text:p>
          </table:table-cell>
          <table:table-cell office:value-type="float" office:value="60.003583" calcext:value-type="float">
            <text:p>60,003583</text:p>
          </table:table-cell>
          <table:table-cell office:value-type="float" office:value="1.477638" calcext:value-type="float">
            <text:p>1,477638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table:number-columns-repeated="5"/>
          <table:table-cell office:value-type="float" office:value="12.96211" calcext:value-type="float">
            <text:p>12,96211</text:p>
          </table:table-cell>
          <table:table-cell office:value-type="float" office:value="0.205474" calcext:value-type="float">
            <text:p>0,205474</text:p>
          </table:table-cell>
          <table:table-cell office:value-type="float" office:value="0.033425" calcext:value-type="float">
            <text:p>0,033425</text:p>
          </table:table-cell>
          <table:table-cell office:value-type="float" office:value="34.14606" calcext:value-type="float">
            <text:p>34,14606</text:p>
          </table:table-cell>
          <table:table-cell office:value-type="float" office:value="0.147704" calcext:value-type="float">
            <text:p>0,147704</text:p>
          </table:table-cell>
          <table:table-cell office:value-type="float" office:value="21.356738" calcext:value-type="float">
            <text:p>21,356738</text:p>
          </table:table-cell>
          <table:table-cell office:value-type="float" office:value="0.111521" calcext:value-type="float">
            <text:p>0,111521</text:p>
          </table:table-cell>
          <table:table-cell office:value-type="float" office:value="0.010937" calcext:value-type="float">
            <text:p>0,010937</text:p>
          </table:table-cell>
          <table:table-cell office:value-type="float" office:value="53.966997" calcext:value-type="float">
            <text:p>53,966997</text:p>
          </table:table-cell>
          <table:table-cell office:value-type="float" office:value="0.106734" calcext:value-type="float">
            <text:p>0,106734</text:p>
          </table:table-cell>
          <table:table-cell office:value-type="float" office:value="20.07654" calcext:value-type="float">
            <text:p>20,07654</text:p>
          </table:table-cell>
          <table:table-cell office:value-type="float" office:value="1.068365" calcext:value-type="float">
            <text:p>1,068365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54.122816" calcext:value-type="float">
            <text:p>54,122816</text:p>
          </table:table-cell>
          <table:table-cell office:value-type="float" office:value="1.500919" calcext:value-type="float">
            <text:p>1,500919</text:p>
          </table:table-cell>
          <table:table-cell table:number-columns-repeated="1003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number-columns-repeated="5"/>
          <table:table-cell office:value-type="float" office:value="14.147857" calcext:value-type="float">
            <text:p>14,147857</text:p>
          </table:table-cell>
          <table:table-cell office:value-type="float" office:value="0.351864" calcext:value-type="float">
            <text:p>0,351864</text:p>
          </table:table-cell>
          <table:table-cell office:value-type="float" office:value="0.180498" calcext:value-type="float">
            <text:p>0,180498</text:p>
          </table:table-cell>
          <table:table-cell office:value-type="float" office:value="49.600284" calcext:value-type="float">
            <text:p>49,600284</text:p>
          </table:table-cell>
          <table:table-cell office:value-type="float" office:value="0.340656" calcext:value-type="float">
            <text:p>0,340656</text:p>
          </table:table-cell>
          <table:table-cell office:value-type="float" office:value="19.876813" calcext:value-type="float">
            <text:p>19,876813</text:p>
          </table:table-cell>
          <table:table-cell office:value-type="float" office:value="0.102373" calcext:value-type="float">
            <text:p>0,102373</text:p>
          </table:table-cell>
          <table:table-cell office:value-type="float" office:value="0.012267" calcext:value-type="float">
            <text:p>0,012267</text:p>
          </table:table-cell>
          <table:table-cell office:value-type="float" office:value="51.606623" calcext:value-type="float">
            <text:p>51,606623</text:p>
          </table:table-cell>
          <table:table-cell office:value-type="float" office:value="0.105684" calcext:value-type="float">
            <text:p>0,105684</text:p>
          </table:table-cell>
          <table:table-cell office:value-type="float" office:value="19.735808" calcext:value-type="float">
            <text:p>19,735808</text:p>
          </table:table-cell>
          <table:table-cell office:value-type="float" office:value="1.094183" calcext:value-type="float">
            <text:p>1,094183</text:p>
          </table:table-cell>
          <table:table-cell office:value-type="float" office:value="0.014346" calcext:value-type="float">
            <text:p>0,014346</text:p>
          </table:table-cell>
          <table:table-cell office:value-type="float" office:value="51.628278" calcext:value-type="float">
            <text:p>51,628278</text:p>
          </table:table-cell>
          <table:table-cell office:value-type="float" office:value="1.480087" calcext:value-type="float">
            <text:p>1,480087</text:p>
          </table:table-cell>
          <table:table-cell table:number-columns-repeated="1003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table:number-columns-repeated="5"/>
          <table:table-cell office:value-type="float" office:value="49.059068" calcext:value-type="float">
            <text:p>49,059068</text:p>
          </table:table-cell>
          <table:table-cell office:value-type="float" office:value="8.207916" calcext:value-type="float">
            <text:p>8,207916</text:p>
          </table:table-cell>
          <table:table-cell office:value-type="float" office:value="0.379436" calcext:value-type="float">
            <text:p>0,379436</text:p>
          </table:table-cell>
          <table:table-cell table:style-name="ce2"/>
          <table:table-cell office:value-type="float" office:value="0.768841" calcext:value-type="float">
            <text:p>0,768841</text:p>
          </table:table-cell>
          <table:table-cell office:value-type="float" office:value="18.742857" calcext:value-type="float">
            <text:p>18,742857</text:p>
          </table:table-cell>
          <table:table-cell office:value-type="float" office:value="0.095189" calcext:value-type="float">
            <text:p>0,095189</text:p>
          </table:table-cell>
          <table:table-cell office:value-type="float" office:value="0.014462" calcext:value-type="float">
            <text:p>0,014462</text:p>
          </table:table-cell>
          <table:table-cell office:value-type="float" office:value="47.729797" calcext:value-type="float">
            <text:p>47,729797</text:p>
          </table:table-cell>
          <table:table-cell office:value-type="float" office:value="0.105748" calcext:value-type="float">
            <text:p>0,105748</text:p>
          </table:table-cell>
          <table:table-cell office:value-type="float" office:value="18.77271" calcext:value-type="float">
            <text:p>18,77271</text:p>
          </table:table-cell>
          <table:table-cell office:value-type="float" office:value="1.098989" calcext:value-type="float">
            <text:p>1,098989</text:p>
          </table:table-cell>
          <table:table-cell office:value-type="float" office:value="0.015247" calcext:value-type="float">
            <text:p>0,015247</text:p>
          </table:table-cell>
          <table:table-cell office:value-type="float" office:value="47.462004" calcext:value-type="float">
            <text:p>47,462004</text:p>
          </table:table-cell>
          <table:table-cell office:value-type="float" office:value="1.550182" calcext:value-type="float">
            <text:p>1,550182</text:p>
          </table:table-cell>
          <table:table-cell table:number-columns-repeated="1003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table:number-columns-repeated="10"/>
          <table:table-cell office:value-type="float" office:value="18.013274" calcext:value-type="float">
            <text:p>18,013274</text:p>
          </table:table-cell>
          <table:table-cell office:value-type="float" office:value="0.108567" calcext:value-type="float">
            <text:p>0,108567</text:p>
          </table:table-cell>
          <table:table-cell office:value-type="float" office:value="0.019298" calcext:value-type="float">
            <text:p>0,019298</text:p>
          </table:table-cell>
          <table:table-cell office:value-type="float" office:value="42.548895" calcext:value-type="float">
            <text:p>42,548895</text:p>
          </table:table-cell>
          <table:table-cell office:value-type="float" office:value="0.11077" calcext:value-type="float">
            <text:p>0,11077</text:p>
          </table:table-cell>
          <table:table-cell office:value-type="float" office:value="18.006168" calcext:value-type="float">
            <text:p>18,006168</text:p>
          </table:table-cell>
          <table:table-cell office:value-type="float" office:value="1.075366" calcext:value-type="float">
            <text:p>1,075366</text:p>
          </table:table-cell>
          <table:table-cell office:value-type="float" office:value="0.017899" calcext:value-type="float">
            <text:p>0,017899</text:p>
          </table:table-cell>
          <table:table-cell office:value-type="float" office:value="41.810382" calcext:value-type="float">
            <text:p>41,810382</text:p>
          </table:table-cell>
          <table:table-cell office:value-type="float" office:value="1.623098" calcext:value-type="float">
            <text:p>1,623098</text:p>
          </table:table-cell>
          <table:table-cell table:number-columns-repeated="100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table:number-columns-repeated="10"/>
          <table:table-cell office:value-type="float" office:value="17.622445" calcext:value-type="float">
            <text:p>17,622445</text:p>
          </table:table-cell>
          <table:table-cell office:value-type="float" office:value="0.10777" calcext:value-type="float">
            <text:p>0,10777</text:p>
          </table:table-cell>
          <table:table-cell office:value-type="float" office:value="0.030044" calcext:value-type="float">
            <text:p>0,030044</text:p>
          </table:table-cell>
          <table:table-cell office:value-type="float" office:value="38.946996" calcext:value-type="float">
            <text:p>38,946996</text:p>
          </table:table-cell>
          <table:table-cell office:value-type="float" office:value="0.120314" calcext:value-type="float">
            <text:p>0,120314</text:p>
          </table:table-cell>
          <table:table-cell office:value-type="float" office:value="17.754816" calcext:value-type="float">
            <text:p>17,754816</text:p>
          </table:table-cell>
          <table:table-cell office:value-type="float" office:value="1.141144" calcext:value-type="float">
            <text:p>1,141144</text:p>
          </table:table-cell>
          <table:table-cell office:value-type="float" office:value="0.023335" calcext:value-type="float">
            <text:p>0,023335</text:p>
          </table:table-cell>
          <table:table-cell office:value-type="float" office:value="39.180065" calcext:value-type="float">
            <text:p>39,180065</text:p>
          </table:table-cell>
          <table:table-cell office:value-type="float" office:value="1.663697" calcext:value-type="float">
            <text:p>1,6636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 cap</text:p>
          </table:table-cell>
          <table:table-cell table:style-name="ce2" table:number-columns-repeated="5"/>
          <table:table-cell office:value-type="float" office:value="12.036889" calcext:value-type="float">
            <text:p>12,036889</text:p>
          </table:table-cell>
          <table:table-cell office:value-type="float" office:value="0.095208" calcext:value-type="float">
            <text:p>0,095208</text:p>
          </table:table-cell>
          <table:table-cell office:value-type="float" office:value="0.009410333" calcext:value-type="float">
            <text:p>0,009410333</text:p>
          </table:table-cell>
          <table:table-cell office:value-type="float" office:value="25.962" calcext:value-type="float">
            <text:p>25,962</text:p>
          </table:table-cell>
          <table:table-cell office:value-type="float" office:value="0.09324" calcext:value-type="float">
            <text:p>0,09324</text:p>
          </table:table-cell>
          <table:table-cell office:value-type="float" office:value="28.864377" calcext:value-type="float">
            <text:p>28,864377</text:p>
          </table:table-cell>
          <table:table-cell office:value-type="float" office:value="0.122195" calcext:value-type="float">
            <text:p>0,122195</text:p>
          </table:table-cell>
          <table:table-cell office:value-type="float" office:value="0.011874" calcext:value-type="float">
            <text:p>0,011874</text:p>
          </table:table-cell>
          <table:table-cell office:value-type="float" office:value="72.567627" calcext:value-type="float">
            <text:p>72,567627</text:p>
          </table:table-cell>
          <table:table-cell office:value-type="float" office:value="0.111258" calcext:value-type="float">
            <text:p>0,111258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belgium_osm</text:p>
          </table:table-cell>
          <table:table-cell office:value-type="string" calcext:value-type="string">
            <text:p>dblp-2010</text:p>
          </table:table-cell>
          <table:table-cell office:value-type="string" calcext:value-type="string">
            <text:p>NACA0015</text:p>
          </table:table-cell>
          <table:table-cell office:value-type="string" calcext:value-type="string">
            <text:p>mycielskian13</text:p>
          </table:table-cell>
          <table:table-cell office:value-type="string" calcext:value-type="string">
            <text:p>com-Youtube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3801" calcext:value-type="float">
            <text:p>0,043801</text:p>
          </table:table-cell>
          <table:table-cell office:value-type="float" office:value="0.536411" calcext:value-type="float">
            <text:p>0,536411</text:p>
          </table:table-cell>
          <table:table-cell office:value-type="float" office:value="0.636631" calcext:value-type="float">
            <text:p>0,636631</text:p>
          </table:table-cell>
          <table:table-cell office:value-type="float" office:value="93.008717" calcext:value-type="float">
            <text:p>93,008717</text:p>
          </table:table-cell>
          <table:table-cell office:value-type="float" office:value="129.590206" calcext:value-type="float">
            <text:p>129,590206</text:p>
          </table:table-cell>
          <table:table-cell office:value-type="float" office:value="0.042059" calcext:value-type="float">
            <text:p>0,042059</text:p>
          </table:table-cell>
          <table:table-cell office:value-type="float" office:value="0.392351" calcext:value-type="float">
            <text:p>0,392351</text:p>
          </table:table-cell>
          <table:table-cell office:value-type="float" office:value="0.584282" calcext:value-type="float">
            <text:p>0,584282</text:p>
          </table:table-cell>
          <table:table-cell office:value-type="float" office:value="45.529754" calcext:value-type="float">
            <text:p>45,529754</text:p>
          </table:table-cell>
          <table:table-cell office:value-type="float" office:value="65.393646" calcext:value-type="float">
            <text:p>65,393646</text:p>
          </table:table-cell>
          <table:table-cell office:value-type="float" office:value="0.041144" calcext:value-type="float">
            <text:p>0,041144</text:p>
          </table:table-cell>
          <table:table-cell office:value-type="float" office:value="0.38056" calcext:value-type="float">
            <text:p>0,38056</text:p>
          </table:table-cell>
          <table:table-cell office:value-type="float" office:value="0.587108" calcext:value-type="float">
            <text:p>0,587108</text:p>
          </table:table-cell>
          <table:table-cell office:value-type="float" office:value="64.104698" calcext:value-type="float">
            <text:p>64,104698</text:p>
          </table:table-cell>
          <table:table-cell office:value-type="float" office:value="83.630502" calcext:value-type="float">
            <text:p>83,630502</text:p>
          </table:table-cell>
          <table:table-cell office:value-type="float" office:value="0.046924" calcext:value-type="float">
            <text:p>0,046924</text:p>
          </table:table-cell>
          <table:table-cell office:value-type="float" office:value="0.519922" calcext:value-type="float">
            <text:p>0,519922</text:p>
          </table:table-cell>
          <table:table-cell office:value-type="float" office:value="0.770841" calcext:value-type="float">
            <text:p>0,770841</text:p>
          </table:table-cell>
          <table:table-cell office:value-type="float" office:value="63.150901" calcext:value-type="float">
            <text:p>63,150901</text:p>
          </table:table-cell>
          <table:table-cell office:value-type="float" office:value="85.168432" calcext:value-type="float">
            <text:p>85,16843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022488" calcext:value-type="float">
            <text:p>0,022488</text:p>
          </table:table-cell>
          <table:table-cell office:value-type="float" office:value="0.193347" calcext:value-type="float">
            <text:p>0,193347</text:p>
          </table:table-cell>
          <table:table-cell office:value-type="float" office:value="0.300277" calcext:value-type="float">
            <text:p>0,300277</text:p>
          </table:table-cell>
          <table:table-cell office:value-type="float" office:value="23.418248" calcext:value-type="float">
            <text:p>23,418248</text:p>
          </table:table-cell>
          <table:table-cell office:value-type="float" office:value="31.849646" calcext:value-type="float">
            <text:p>31,849646</text:p>
          </table:table-cell>
          <table:table-cell office:value-type="float" office:value="0.024449" calcext:value-type="float">
            <text:p>0,024449</text:p>
          </table:table-cell>
          <table:table-cell office:value-type="float" office:value="0.204827" calcext:value-type="float">
            <text:p>0,204827</text:p>
          </table:table-cell>
          <table:table-cell office:value-type="float" office:value="0.314316" calcext:value-type="float">
            <text:p>0,314316</text:p>
          </table:table-cell>
          <table:table-cell office:value-type="float" office:value="47.239478" calcext:value-type="float">
            <text:p>47,239478</text:p>
          </table:table-cell>
          <table:table-cell office:value-type="float" office:value="78.174975" calcext:value-type="float">
            <text:p>78,174975</text:p>
          </table:table-cell>
          <table:table-cell office:value-type="float" office:value="0.029969" calcext:value-type="float">
            <text:p>0,029969</text:p>
          </table:table-cell>
          <table:table-cell office:value-type="float" office:value="0.761797" calcext:value-type="float">
            <text:p>0,761797</text:p>
          </table:table-cell>
          <table:table-cell office:value-type="float" office:value="1.24273" calcext:value-type="float">
            <text:p>1,24273</text:p>
          </table:table-cell>
          <table:table-cell office:value-type="float" office:value="46.379145" calcext:value-type="float">
            <text:p>46,379145</text:p>
          </table:table-cell>
          <table:table-cell office:value-type="float" office:value="79.406235" calcext:value-type="float">
            <text:p>79,406235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.013247" calcext:value-type="float">
            <text:p>0,013247</text:p>
          </table:table-cell>
          <table:table-cell office:value-type="float" office:value="0.121658" calcext:value-type="float">
            <text:p>0,121658</text:p>
          </table:table-cell>
          <table:table-cell office:value-type="float" office:value="0.159511" calcext:value-type="float">
            <text:p>0,159511</text:p>
          </table:table-cell>
          <table:table-cell office:value-type="float" office:value="13.315047" calcext:value-type="float">
            <text:p>13,315047</text:p>
          </table:table-cell>
          <table:table-cell office:value-type="float" office:value="20.768242" calcext:value-type="float">
            <text:p>20,768242</text:p>
          </table:table-cell>
          <table:table-cell office:value-type="float" office:value="0.013808" calcext:value-type="float">
            <text:p>0,013808</text:p>
          </table:table-cell>
          <table:table-cell office:value-type="float" office:value="0.166957" calcext:value-type="float">
            <text:p>0,166957</text:p>
          </table:table-cell>
          <table:table-cell office:value-type="float" office:value="0.167643" calcext:value-type="float">
            <text:p>0,167643</text:p>
          </table:table-cell>
          <table:table-cell office:value-type="float" office:value="34.707563" calcext:value-type="float">
            <text:p>34,707563</text:p>
          </table:table-cell>
          <table:table-cell office:value-type="float" office:value="76.577492" calcext:value-type="float">
            <text:p>76,577492</text:p>
          </table:table-cell>
          <table:table-cell office:value-type="float" office:value="0.020299" calcext:value-type="float">
            <text:p>0,020299</text:p>
          </table:table-cell>
          <table:table-cell office:value-type="float" office:value="0.753393" calcext:value-type="float">
            <text:p>0,753393</text:p>
          </table:table-cell>
          <table:table-cell office:value-type="float" office:value="1.137723" calcext:value-type="float">
            <text:p>1,137723</text:p>
          </table:table-cell>
          <table:table-cell office:value-type="float" office:value="34.123514" calcext:value-type="float">
            <text:p>34,123514</text:p>
          </table:table-cell>
          <table:table-cell office:value-type="float" office:value="77.931319" calcext:value-type="float">
            <text:p>77,931319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.009091" calcext:value-type="float">
            <text:p>0,009091</text:p>
          </table:table-cell>
          <table:table-cell office:value-type="float" office:value="0.084169" calcext:value-type="float">
            <text:p>0,084169</text:p>
          </table:table-cell>
          <table:table-cell office:value-type="float" office:value="0.093111" calcext:value-type="float">
            <text:p>0,093111</text:p>
          </table:table-cell>
          <table:table-cell office:value-type="float" office:value="12.197225" calcext:value-type="float">
            <text:p>12,197225</text:p>
          </table:table-cell>
          <table:table-cell office:value-type="float" office:value="25.778323" calcext:value-type="float">
            <text:p>25,778323</text:p>
          </table:table-cell>
          <table:table-cell office:value-type="float" office:value="0.011292" calcext:value-type="float">
            <text:p>0,011292</text:p>
          </table:table-cell>
          <table:table-cell office:value-type="float" office:value="0.128063" calcext:value-type="float">
            <text:p>0,128063</text:p>
          </table:table-cell>
          <table:table-cell office:value-type="float" office:value="0.108949" calcext:value-type="float">
            <text:p>0,108949</text:p>
          </table:table-cell>
          <table:table-cell office:value-type="float" office:value="28.903665" calcext:value-type="float">
            <text:p>28,903665</text:p>
          </table:table-cell>
          <table:table-cell office:value-type="float" office:value="74.431064" calcext:value-type="float">
            <text:p>74,431064</text:p>
          </table:table-cell>
          <table:table-cell office:value-type="float" office:value="0.013954" calcext:value-type="float">
            <text:p>0,013954</text:p>
          </table:table-cell>
          <table:table-cell office:value-type="float" office:value="0.984404" calcext:value-type="float">
            <text:p>0,984404</text:p>
          </table:table-cell>
          <table:table-cell office:value-type="float" office:value="1.469727" calcext:value-type="float">
            <text:p>1,469727</text:p>
          </table:table-cell>
          <table:table-cell office:value-type="float" office:value="28.469925" calcext:value-type="float">
            <text:p>28,469925</text:p>
          </table:table-cell>
          <table:table-cell office:value-type="float" office:value="75.245884" calcext:value-type="float">
            <text:p>75,245884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.016767" calcext:value-type="float">
            <text:p>0,016767</text:p>
          </table:table-cell>
          <table:table-cell office:value-type="float" office:value="0.106227" calcext:value-type="float">
            <text:p>0,106227</text:p>
          </table:table-cell>
          <table:table-cell office:value-type="float" office:value="0.116007" calcext:value-type="float">
            <text:p>0,116007</text:p>
          </table:table-cell>
          <table:table-cell office:value-type="float" office:value="12.510232" calcext:value-type="float">
            <text:p>12,510232</text:p>
          </table:table-cell>
          <table:table-cell office:value-type="float" office:value="28.420107" calcext:value-type="float">
            <text:p>28,420107</text:p>
          </table:table-cell>
          <table:table-cell office:value-type="float" office:value="0.010666" calcext:value-type="float">
            <text:p>0,010666</text:p>
          </table:table-cell>
          <table:table-cell office:value-type="float" office:value="0.117379" calcext:value-type="float">
            <text:p>0,117379</text:p>
          </table:table-cell>
          <table:table-cell office:value-type="float" office:value="0.107381" calcext:value-type="float">
            <text:p>0,107381</text:p>
          </table:table-cell>
          <table:table-cell office:value-type="float" office:value="24.300772" calcext:value-type="float">
            <text:p>24,300772</text:p>
          </table:table-cell>
          <table:table-cell office:value-type="float" office:value="63.721647" calcext:value-type="float">
            <text:p>63,721647</text:p>
          </table:table-cell>
          <table:table-cell office:value-type="float" office:value="0.014182" calcext:value-type="float">
            <text:p>0,014182</text:p>
          </table:table-cell>
          <table:table-cell office:value-type="float" office:value="1.065872" calcext:value-type="float">
            <text:p>1,065872</text:p>
          </table:table-cell>
          <table:table-cell office:value-type="float" office:value="1.483955" calcext:value-type="float">
            <text:p>1,483955</text:p>
          </table:table-cell>
          <table:table-cell office:value-type="float" office:value="24.178689" calcext:value-type="float">
            <text:p>24,178689</text:p>
          </table:table-cell>
          <table:table-cell office:value-type="float" office:value="64.625599" calcext:value-type="float">
            <text:p>64,625599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022165" calcext:value-type="float">
            <text:p>0,022165</text:p>
          </table:table-cell>
          <table:table-cell office:value-type="float" office:value="0.165049" calcext:value-type="float">
            <text:p>0,165049</text:p>
          </table:table-cell>
          <table:table-cell office:value-type="float" office:value="0.130732" calcext:value-type="float">
            <text:p>0,130732</text:p>
          </table:table-cell>
          <table:table-cell office:value-type="float" office:value="12.753163" calcext:value-type="float">
            <text:p>12,753163</text:p>
          </table:table-cell>
          <table:table-cell office:value-type="float" office:value="31.111632" calcext:value-type="float">
            <text:p>31,111632</text:p>
          </table:table-cell>
          <table:table-cell office:value-type="float" office:value="0.010646" calcext:value-type="float">
            <text:p>0,010646</text:p>
          </table:table-cell>
          <table:table-cell office:value-type="float" office:value="0.105157" calcext:value-type="float">
            <text:p>0,105157</text:p>
          </table:table-cell>
          <table:table-cell office:value-type="float" office:value="0.104124" calcext:value-type="float">
            <text:p>0,104124</text:p>
          </table:table-cell>
          <table:table-cell office:value-type="float" office:value="23.198187" calcext:value-type="float">
            <text:p>23,198187</text:p>
          </table:table-cell>
          <table:table-cell office:value-type="float" office:value="59.515855" calcext:value-type="float">
            <text:p>59,515855</text:p>
          </table:table-cell>
          <table:table-cell office:value-type="float" office:value="0.013613" calcext:value-type="float">
            <text:p>0,013613</text:p>
          </table:table-cell>
          <table:table-cell office:value-type="float" office:value="1.074303" calcext:value-type="float">
            <text:p>1,074303</text:p>
          </table:table-cell>
          <table:table-cell office:value-type="float" office:value="1.477638" calcext:value-type="float">
            <text:p>1,477638</text:p>
          </table:table-cell>
          <table:table-cell office:value-type="float" office:value="21.817073" calcext:value-type="float">
            <text:p>21,817073</text:p>
          </table:table-cell>
          <table:table-cell office:value-type="float" office:value="60.003583" calcext:value-type="float">
            <text:p>60,003583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0.033425" calcext:value-type="float">
            <text:p>0,033425</text:p>
          </table:table-cell>
          <table:table-cell office:value-type="float" office:value="0.205474" calcext:value-type="float">
            <text:p>0,205474</text:p>
          </table:table-cell>
          <table:table-cell office:value-type="float" office:value="0.147704" calcext:value-type="float">
            <text:p>0,147704</text:p>
          </table:table-cell>
          <table:table-cell office:value-type="float" office:value="12.96211" calcext:value-type="float">
            <text:p>12,96211</text:p>
          </table:table-cell>
          <table:table-cell office:value-type="float" office:value="34.14606" calcext:value-type="float">
            <text:p>34,14606</text:p>
          </table:table-cell>
          <table:table-cell office:value-type="float" office:value="0.010937" calcext:value-type="float">
            <text:p>0,010937</text:p>
          </table:table-cell>
          <table:table-cell office:value-type="float" office:value="0.111521" calcext:value-type="float">
            <text:p>0,111521</text:p>
          </table:table-cell>
          <table:table-cell office:value-type="float" office:value="0.106734" calcext:value-type="float">
            <text:p>0,106734</text:p>
          </table:table-cell>
          <table:table-cell office:value-type="float" office:value="21.356738" calcext:value-type="float">
            <text:p>21,356738</text:p>
          </table:table-cell>
          <table:table-cell office:value-type="float" office:value="53.966997" calcext:value-type="float">
            <text:p>53,966997</text:p>
          </table:table-cell>
          <table:table-cell office:value-type="float" office:value="0.01358" calcext:value-type="float">
            <text:p>0,01358</text:p>
          </table:table-cell>
          <table:table-cell office:value-type="float" office:value="1.068365" calcext:value-type="float">
            <text:p>1,068365</text:p>
          </table:table-cell>
          <table:table-cell office:value-type="float" office:value="1.500919" calcext:value-type="float">
            <text:p>1,500919</text:p>
          </table:table-cell>
          <table:table-cell office:value-type="float" office:value="20.07654" calcext:value-type="float">
            <text:p>20,07654</text:p>
          </table:table-cell>
          <table:table-cell office:value-type="float" office:value="54.122816" calcext:value-type="float">
            <text:p>54,122816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180498" calcext:value-type="float">
            <text:p>0,180498</text:p>
          </table:table-cell>
          <table:table-cell office:value-type="float" office:value="0.351864" calcext:value-type="float">
            <text:p>0,351864</text:p>
          </table:table-cell>
          <table:table-cell office:value-type="float" office:value="0.340656" calcext:value-type="float">
            <text:p>0,340656</text:p>
          </table:table-cell>
          <table:table-cell office:value-type="float" office:value="14.147857" calcext:value-type="float">
            <text:p>14,147857</text:p>
          </table:table-cell>
          <table:table-cell office:value-type="float" office:value="49.600284" calcext:value-type="float">
            <text:p>49,600284</text:p>
          </table:table-cell>
          <table:table-cell office:value-type="float" office:value="0.012267" calcext:value-type="float">
            <text:p>0,012267</text:p>
          </table:table-cell>
          <table:table-cell office:value-type="float" office:value="0.102373" calcext:value-type="float">
            <text:p>0,102373</text:p>
          </table:table-cell>
          <table:table-cell office:value-type="float" office:value="0.105684" calcext:value-type="float">
            <text:p>0,105684</text:p>
          </table:table-cell>
          <table:table-cell office:value-type="float" office:value="19.876813" calcext:value-type="float">
            <text:p>19,876813</text:p>
          </table:table-cell>
          <table:table-cell office:value-type="float" office:value="51.606623" calcext:value-type="float">
            <text:p>51,606623</text:p>
          </table:table-cell>
          <table:table-cell office:value-type="float" office:value="0.014346" calcext:value-type="float">
            <text:p>0,014346</text:p>
          </table:table-cell>
          <table:table-cell office:value-type="float" office:value="1.094183" calcext:value-type="float">
            <text:p>1,094183</text:p>
          </table:table-cell>
          <table:table-cell office:value-type="float" office:value="1.480087" calcext:value-type="float">
            <text:p>1,480087</text:p>
          </table:table-cell>
          <table:table-cell office:value-type="float" office:value="19.735808" calcext:value-type="float">
            <text:p>19,735808</text:p>
          </table:table-cell>
          <table:table-cell office:value-type="float" office:value="51.628278" calcext:value-type="float">
            <text:p>51,628278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.379436" calcext:value-type="float">
            <text:p>0,379436</text:p>
          </table:table-cell>
          <table:table-cell office:value-type="float" office:value="8.207916" calcext:value-type="float">
            <text:p>8,207916</text:p>
          </table:table-cell>
          <table:table-cell office:value-type="float" office:value="0.768841" calcext:value-type="float">
            <text:p>0,768841</text:p>
          </table:table-cell>
          <table:table-cell office:value-type="float" office:value="49.059068" calcext:value-type="float">
            <text:p>49,059068</text:p>
          </table:table-cell>
          <table:table-cell/>
          <table:table-cell office:value-type="float" office:value="0.014462" calcext:value-type="float">
            <text:p>0,014462</text:p>
          </table:table-cell>
          <table:table-cell office:value-type="float" office:value="0.095189" calcext:value-type="float">
            <text:p>0,095189</text:p>
          </table:table-cell>
          <table:table-cell office:value-type="float" office:value="0.105748" calcext:value-type="float">
            <text:p>0,105748</text:p>
          </table:table-cell>
          <table:table-cell office:value-type="float" office:value="18.742857" calcext:value-type="float">
            <text:p>18,742857</text:p>
          </table:table-cell>
          <table:table-cell office:value-type="float" office:value="47.729797" calcext:value-type="float">
            <text:p>47,729797</text:p>
          </table:table-cell>
          <table:table-cell office:value-type="float" office:value="0.015247" calcext:value-type="float">
            <text:p>0,015247</text:p>
          </table:table-cell>
          <table:table-cell office:value-type="float" office:value="1.098989" calcext:value-type="float">
            <text:p>1,098989</text:p>
          </table:table-cell>
          <table:table-cell office:value-type="float" office:value="1.550182" calcext:value-type="float">
            <text:p>1,550182</text:p>
          </table:table-cell>
          <table:table-cell office:value-type="float" office:value="18.77271" calcext:value-type="float">
            <text:p>18,77271</text:p>
          </table:table-cell>
          <table:table-cell office:value-type="float" office:value="47.462004" calcext:value-type="float">
            <text:p>47,462004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0.019298" calcext:value-type="float">
            <text:p>0,019298</text:p>
          </table:table-cell>
          <table:table-cell office:value-type="float" office:value="0.108567" calcext:value-type="float">
            <text:p>0,108567</text:p>
          </table:table-cell>
          <table:table-cell office:value-type="float" office:value="0.11077" calcext:value-type="float">
            <text:p>0,11077</text:p>
          </table:table-cell>
          <table:table-cell office:value-type="float" office:value="18.013274" calcext:value-type="float">
            <text:p>18,013274</text:p>
          </table:table-cell>
          <table:table-cell office:value-type="float" office:value="42.548895" calcext:value-type="float">
            <text:p>42,548895</text:p>
          </table:table-cell>
          <table:table-cell office:value-type="float" office:value="0.017899" calcext:value-type="float">
            <text:p>0,017899</text:p>
          </table:table-cell>
          <table:table-cell office:value-type="float" office:value="1.075366" calcext:value-type="float">
            <text:p>1,075366</text:p>
          </table:table-cell>
          <table:table-cell office:value-type="float" office:value="1.623098" calcext:value-type="float">
            <text:p>1,623098</text:p>
          </table:table-cell>
          <table:table-cell office:value-type="float" office:value="18.006168" calcext:value-type="float">
            <text:p>18,006168</text:p>
          </table:table-cell>
          <table:table-cell office:value-type="float" office:value="41.810382" calcext:value-type="float">
            <text:p>41,810382</text:p>
          </table:table-cell>
          <table:table-cell table:number-columns-repeated="1003"/>
        </table:table-row>
        <table:table-row table:style-name="ro1">
          <table:table-cell table:number-columns-repeated="11"/>
          <table:table-cell office:value-type="float" office:value="0.030044" calcext:value-type="float">
            <text:p>0,030044</text:p>
          </table:table-cell>
          <table:table-cell office:value-type="float" office:value="0.10777" calcext:value-type="float">
            <text:p>0,10777</text:p>
          </table:table-cell>
          <table:table-cell office:value-type="float" office:value="0.120314" calcext:value-type="float">
            <text:p>0,120314</text:p>
          </table:table-cell>
          <table:table-cell office:value-type="float" office:value="17.622445" calcext:value-type="float">
            <text:p>17,622445</text:p>
          </table:table-cell>
          <table:table-cell office:value-type="float" office:value="38.946996" calcext:value-type="float">
            <text:p>38,946996</text:p>
          </table:table-cell>
          <table:table-cell office:value-type="float" office:value="0.023335" calcext:value-type="float">
            <text:p>0,023335</text:p>
          </table:table-cell>
          <table:table-cell office:value-type="float" office:value="1.141144" calcext:value-type="float">
            <text:p>1,141144</text:p>
          </table:table-cell>
          <table:table-cell office:value-type="float" office:value="1.663697" calcext:value-type="float">
            <text:p>1,663697</text:p>
          </table:table-cell>
          <table:table-cell office:value-type="float" office:value="17.754816" calcext:value-type="float">
            <text:p>17,754816</text:p>
          </table:table-cell>
          <table:table-cell office:value-type="float" office:value="39.180065" calcext:value-type="float">
            <text:p>39,180065</text:p>
          </table:table-cell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 style:data-style-name="N2" text:time-value="19:46:05.511447671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7:43:21.642567187</meta:creation-date>
    <dc:date>2021-11-20T00:17:52.323190456</dc:date>
    <meta:editing-duration>PT8H25M38S</meta:editing-duration>
    <meta:editing-cycles>75</meta:editing-cycles>
    <meta:generator>LibreOffice/6.4.7.2$Linux_X86_64 LibreOffice_project/40$Build-2</meta:generator>
    <meta:document-statistic meta:table-count="1" meta:cell-count="425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833cm" svg:y="0.316cm" chart:style-name="ch2">
          <text:p>NACA0015</text:p>
        </chart:title>
        <chart:plot-area chart:style-name="ch3" table:cell-range-address="Φύλλο1.A16:Φύλλο1.A26 Φύλλο1.K3:Φύλλο1.K11" chart:data-source-has-labels="column" svg:x="1.331cm" svg:y="1.275cm" svg:width="14.351cm" svg:height="6.577cm">
          <chartooo:coordinate-region svg:x="2.058cm" svg:y="1.275cm" svg:width="13.53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K3:Φύλλο1.K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K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584282">
                <text:p>0.584282</text:p>
                <draw:g>
                  <svg:desc>Φύλλο1.K3:Φύλλο1.K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00277">
                <text:p>0.3002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9511">
                <text:p>0.1595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3111">
                <text:p>0.0931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6007">
                <text:p>0.1160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0732">
                <text:p>0.1307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47704">
                <text:p>0.1477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656">
                <text:p>0.3406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68841">
                <text:p>0.768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502cm" svg:y="0.316cm" chart:style-name="ch2">
          <text:p>mycielskian13</text:p>
        </chart:title>
        <chart:plot-area chart:style-name="ch3" table:cell-range-address="Φύλλο1.A16:Φύλλο1.A26 Φύλλο1.O17:Φύλλο1.O27" chart:data-source-has-labels="column" svg:x="1.331cm" svg:y="1.275cm" svg:width="14.351cm" svg:height="6.577cm">
          <chartooo:coordinate-region svg:x="1.952cm" svg:y="1.475cm" svg:width="13.543cm" svg:height="5.73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O17:Φύλλο1.O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O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64.104698">
                <text:p>64.104698</text:p>
                <draw:g>
                  <svg:desc>Φύλλο1.O17:Φύλλο1.O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7.239478">
                <text:p>47.2394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707563">
                <text:p>34.707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903665">
                <text:p>28.9036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300772">
                <text:p>24.3007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198187">
                <text:p>23.1981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.356738">
                <text:p>21.3567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876813">
                <text:p>19.8768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742857">
                <text:p>18.742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013274">
                <text:p>18.0132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622445">
                <text:p>17.6224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belgium_osm</text:p>
        </chart:title>
        <chart:plot-area chart:style-name="ch3" table:cell-range-address="Φύλλο1.A16:Φύλλο1.A26 Φύλλο1.Q17:Φύλλο1.Q27" chart:data-source-has-labels="column" svg:x="1.331cm" svg:y="1.275cm" svg:width="14.351cm" svg:height="6.577cm">
          <chartooo:coordinate-region svg:x="2.429cm" svg:y="1.474cm" svg:width="13.066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Q17:Φύλλο1.Q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Q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046924">
                <text:p>0.046924</text:p>
                <draw:g>
                  <svg:desc>Φύλλο1.Q17:Φύλλο1.Q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9969">
                <text:p>0.0299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0299">
                <text:p>0.0202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3954">
                <text:p>0.0139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4182">
                <text:p>0.0141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3613">
                <text:p>0.0136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358">
                <text:p>0.013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4346">
                <text:p>0.014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5247">
                <text:p>0.0152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7899">
                <text:p>0.0178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3335">
                <text:p>0.0233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952cm" svg:y="0.316cm" chart:style-name="ch2">
          <text:p>dblp-2010</text:p>
        </chart:title>
        <chart:plot-area chart:style-name="ch3" table:cell-range-address="Φύλλο1.A16:Φύλλο1.A26 Φύλλο1.R17:Φύλλο1.R27" chart:data-source-has-labels="column" svg:x="1.331cm" svg:y="1.275cm" svg:width="14.351cm" svg:height="6.577cm">
          <chartooo:coordinate-region svg:x="2.058cm" svg:y="1.475cm" svg:width="13.437cm" svg:height="5.73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R17:Φύλλο1.R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R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519922">
                <text:p>0.519922</text:p>
                <draw:g>
                  <svg:desc>Φύλλο1.R17:Φύλλο1.R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61797">
                <text:p>0.7617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53393">
                <text:p>0.7533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84404">
                <text:p>0.9844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65872">
                <text:p>1.0658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74303">
                <text:p>1.074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68365">
                <text:p>1.06836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094183">
                <text:p>1.0941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98989">
                <text:p>1.0989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075366">
                <text:p>1.0753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41144">
                <text:p>1.14114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833cm" svg:y="0.316cm" chart:style-name="ch2">
          <text:p>NACA0015</text:p>
        </chart:title>
        <chart:plot-area chart:style-name="ch3" table:cell-range-address="Φύλλο1.A16:Φύλλο1.A26 Φύλλο1.S17:Φύλλο1.S27" chart:data-source-has-labels="column" svg:x="1.331cm" svg:y="1.275cm" svg:width="14.351cm" svg:height="6.577cm">
          <chartooo:coordinate-region svg:x="2.058cm" svg:y="1.474cm" svg:width="13.437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S17:Φύλλο1.S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770841">
                <text:p>0.770841</text:p>
                <draw:g>
                  <svg:desc>Φύλλο1.S17:Φύλλο1.S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4273">
                <text:p>1.242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37723">
                <text:p>1.1377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9727">
                <text:p>1.469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83955">
                <text:p>1.4839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77638">
                <text:p>1.47763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00919">
                <text:p>1.5009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480087">
                <text:p>1.480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50182">
                <text:p>1.5501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23098">
                <text:p>1.62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63697">
                <text:p>1.6636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502cm" svg:y="0.316cm" chart:style-name="ch2">
          <text:p>mycielskian13</text:p>
        </chart:title>
        <chart:plot-area chart:style-name="ch3" table:cell-range-address="Φύλλο1.A16:Φύλλο1.A26 Φύλλο1.T17:Φύλλο1.T27" chart:data-source-has-labels="column" svg:x="1.331cm" svg:y="1.275cm" svg:width="14.351cm" svg:height="6.577cm">
          <chartooo:coordinate-region svg:x="1.952cm" svg:y="1.475cm" svg:width="13.543cm" svg:height="5.73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T17:Φύλλο1.T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63.150901">
                <text:p>63.150901</text:p>
                <draw:g>
                  <svg:desc>Φύλλο1.T17:Φύλλο1.T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6.379145">
                <text:p>46.3791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123514">
                <text:p>34.1235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69925">
                <text:p>28.4699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178689">
                <text:p>24.1786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817073">
                <text:p>21.8170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.07654">
                <text:p>20.0765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9.735808">
                <text:p>19.7358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.77271">
                <text:p>18.772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006168">
                <text:p>18.0061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54816">
                <text:p>17.7548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com-Youtube</text:p>
        </chart:title>
        <chart:plot-area chart:style-name="ch3" table:cell-range-address="Φύλλο1.A16:Φύλλο1.A26 Φύλλο1.U17:Φύλλο1.U27" chart:data-source-has-labels="column" svg:x="1.331cm" svg:y="1.275cm" svg:width="14.351cm" svg:height="6.577cm">
          <chartooo:coordinate-region svg:x="1.952cm" svg:y="1.474cm" svg:width="13.543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U17:Φύλλο1.U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U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85.168432">
                <text:p>85.168432</text:p>
                <draw:g>
                  <svg:desc>Φύλλο1.U17:Φύλλο1.U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9.406235">
                <text:p>79.4062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7.931319">
                <text:p>77.9313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5.245884">
                <text:p>75.2458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.625599">
                <text:p>64.6255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.003583">
                <text:p>60.0035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4.122816">
                <text:p>54.1228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628278">
                <text:p>51.6282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462004">
                <text:p>47.4620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.810382">
                <text:p>41.8103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9.180065">
                <text:p>39.18006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belgium_osm</text:p>
        </chart:title>
        <chart:legend chart:legend-position="end" svg:x="13.922cm" svg:y="3.454cm" style:legend-expansion="high" chart:style-name="ch3"/>
        <chart:plot-area chart:style-name="ch4" table:cell-range-address="Φύλλο1.X3:Φύλλο1.Y6" chart:data-source-has-labels="column" svg:x="0.32cm" svg:y="1.275cm" svg:width="13.282cm" svg:height="7.545cm">
          <chartooo:coordinate-region svg:x="1.418cm" svg:y="1.475cm" svg:width="11.085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Φύλλο1.Y3:Φύλλο1.Y3" chart:label-cell-address="Φύλλο1.X3:Φύλλο1.X3" chart:class="chart:bar">
            <chart:data-point/>
          </chart:series>
          <chart:series chart:attached-axis="primary-y" chart:style-name="ch10" chart:values-cell-range-address="Φύλλο1.Y4:Φύλλο1.Y4" chart:label-cell-address="Φύλλο1.X4:Φύλλο1.X4" chart:class="chart:bar">
            <chart:data-point/>
          </chart:series>
          <chart:series chart:attached-axis="primary-y" chart:style-name="ch11" chart:values-cell-range-address="Φύλλο1.Y5:Φύλλο1.Y5" chart:label-cell-address="Φύλλο1.X5:Φύλλο1.X5" chart:class="chart:bar">
            <chart:data-point/>
          </chart:series>
          <chart:series chart:attached-axis="primary-y" chart:style-name="ch12" chart:values-cell-range-address="Φύλλο1.Y6:Φύλλο1.Y6" chart:label-cell-address="Φύλλο1.X6:Φύλλο1.X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Φύλλο1.X3:Φύλλο1.X3</svg:desc>
                </draw:g>
              </table:table-cell>
              <table:table-cell office:value-type="float" office:value="0.043801">
                <text:p>0.043801</text:p>
                <draw:g>
                  <svg:desc>Φύλλο1.Y3:Φύλλο1.Y3</svg:desc>
                </draw:g>
              </table:table-cell>
            </table:table-row>
            <table:table-row>
              <table:table-cell office:value-type="string">
                <text:p>openCilk</text:p>
                <draw:g>
                  <svg:desc>Φύλλο1.X4:Φύλλο1.X4</svg:desc>
                </draw:g>
              </table:table-cell>
              <table:table-cell office:value-type="float" office:value="0.013247">
                <text:p>0.013247</text:p>
                <draw:g>
                  <svg:desc>Φύλλο1.Y4:Φύλλο1.Y4</svg:desc>
                </draw:g>
              </table:table-cell>
            </table:table-row>
            <table:table-row>
              <table:table-cell office:value-type="string">
                <text:p>openMP</text:p>
                <draw:g>
                  <svg:desc>Φύλλο1.X5:Φύλλο1.X5</svg:desc>
                </draw:g>
              </table:table-cell>
              <table:table-cell office:value-type="float" office:value="0.013808">
                <text:p>0.013808</text:p>
                <draw:g>
                  <svg:desc>Φύλλο1.Y5:Φύλλο1.Y5</svg:desc>
                </draw:g>
              </table:table-cell>
            </table:table-row>
            <table:table-row>
              <table:table-cell office:value-type="string">
                <text:p>pthread</text:p>
                <draw:g>
                  <svg:desc>Φύλλο1.X6:Φύλλο1.X6</svg:desc>
                </draw:g>
              </table:table-cell>
              <table:table-cell office:value-type="float" office:value="0.020299">
                <text:p>0.020299</text:p>
                <draw:g>
                  <svg:desc>Φύλλο1.Y6:Φύλλο1.Y6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51cm" svg:y="0.316cm" chart:style-name="ch2">
          <text:p>dblp-2010</text:p>
        </chart:title>
        <chart:legend chart:legend-position="end" svg:x="13.922cm" svg:y="3.454cm" style:legend-expansion="high" chart:style-name="ch3"/>
        <chart:plot-area chart:style-name="ch4" table:cell-range-address="Φύλλο1.X3:Φύλλο1.X6 Φύλλο1.Z3:Φύλλο1.Z6" chart:data-source-has-labels="column" svg:x="0.32cm" svg:y="1.275cm" svg:width="13.282cm" svg:height="7.545cm">
          <chartooo:coordinate-region svg:x="1.047cm" svg:y="1.474cm" svg:width="11.827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Φύλλο1.Z3:Φύλλο1.Z3" chart:label-cell-address="Φύλλο1.X3:Φύλλο1.X3" chart:class="chart:bar">
            <chart:data-point/>
          </chart:series>
          <chart:series chart:attached-axis="primary-y" chart:style-name="ch10" chart:values-cell-range-address="Φύλλο1.Z4:Φύλλο1.Z4" chart:label-cell-address="Φύλλο1.X4:Φύλλο1.X4" chart:class="chart:bar">
            <chart:data-point/>
          </chart:series>
          <chart:series chart:attached-axis="primary-y" chart:style-name="ch11" chart:values-cell-range-address="Φύλλο1.Z5:Φύλλο1.Z5" chart:label-cell-address="Φύλλο1.X5:Φύλλο1.X5" chart:class="chart:bar">
            <chart:data-point/>
          </chart:series>
          <chart:series chart:attached-axis="primary-y" chart:style-name="ch12" chart:values-cell-range-address="Φύλλο1.Z6:Φύλλο1.Z6" chart:label-cell-address="Φύλλο1.X6:Φύλλο1.X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Φύλλο1.X3:Φύλλο1.X3</svg:desc>
                </draw:g>
              </table:table-cell>
              <table:table-cell office:value-type="float" office:value="0.536411">
                <text:p>0.536411</text:p>
                <draw:g>
                  <svg:desc>Φύλλο1.Z3:Φύλλο1.Z3</svg:desc>
                </draw:g>
              </table:table-cell>
            </table:table-row>
            <table:table-row>
              <table:table-cell office:value-type="string">
                <text:p>openCilk</text:p>
                <draw:g>
                  <svg:desc>Φύλλο1.X4:Φύλλο1.X4</svg:desc>
                </draw:g>
              </table:table-cell>
              <table:table-cell office:value-type="float" office:value="0.121658">
                <text:p>0.121658</text:p>
                <draw:g>
                  <svg:desc>Φύλλο1.Z4:Φύλλο1.Z4</svg:desc>
                </draw:g>
              </table:table-cell>
            </table:table-row>
            <table:table-row>
              <table:table-cell office:value-type="string">
                <text:p>openMP</text:p>
                <draw:g>
                  <svg:desc>Φύλλο1.X5:Φύλλο1.X5</svg:desc>
                </draw:g>
              </table:table-cell>
              <table:table-cell office:value-type="float" office:value="0.166957">
                <text:p>0.166957</text:p>
                <draw:g>
                  <svg:desc>Φύλλο1.Z5:Φύλλο1.Z5</svg:desc>
                </draw:g>
              </table:table-cell>
            </table:table-row>
            <table:table-row>
              <table:table-cell office:value-type="string">
                <text:p>pthread</text:p>
                <draw:g>
                  <svg:desc>Φύλλο1.X6:Φύλλο1.X6</svg:desc>
                </draw:g>
              </table:table-cell>
              <table:table-cell office:value-type="float" office:value="0.753393">
                <text:p>0.753393</text:p>
                <draw:g>
                  <svg:desc>Φύλλο1.Z6:Φύλλο1.Z6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32cm" svg:y="0.316cm" chart:style-name="ch2">
          <text:p>NACA0015</text:p>
        </chart:title>
        <chart:legend chart:legend-position="end" svg:x="13.922cm" svg:y="3.454cm" style:legend-expansion="high" chart:style-name="ch3"/>
        <chart:plot-area chart:style-name="ch4" table:cell-range-address="Φύλλο1.X3:Φύλλο1.X6 Φύλλο1.AA3:Φύλλο1.AA6" chart:data-source-has-labels="column" svg:x="0.32cm" svg:y="1.275cm" svg:width="13.282cm" svg:height="7.545cm">
          <chartooo:coordinate-region svg:x="1.047cm" svg:y="1.475cm" svg:width="11.827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Φύλλο1.AA3:Φύλλο1.AA3" chart:label-cell-address="Φύλλο1.X3:Φύλλο1.X3" chart:class="chart:bar">
            <chart:data-point/>
          </chart:series>
          <chart:series chart:attached-axis="primary-y" chart:style-name="ch10" chart:values-cell-range-address="Φύλλο1.AA4:Φύλλο1.AA4" chart:label-cell-address="Φύλλο1.X4:Φύλλο1.X4" chart:class="chart:bar">
            <chart:data-point/>
          </chart:series>
          <chart:series chart:attached-axis="primary-y" chart:style-name="ch11" chart:values-cell-range-address="Φύλλο1.AA5:Φύλλο1.AA5" chart:label-cell-address="Φύλλο1.X5:Φύλλο1.X5" chart:class="chart:bar">
            <chart:data-point/>
          </chart:series>
          <chart:series chart:attached-axis="primary-y" chart:style-name="ch12" chart:values-cell-range-address="Φύλλο1.AA6:Φύλλο1.AA6" chart:label-cell-address="Φύλλο1.X6:Φύλλο1.X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Φύλλο1.X3:Φύλλο1.X3</svg:desc>
                </draw:g>
              </table:table-cell>
              <table:table-cell office:value-type="float" office:value="0.636631">
                <text:p>0.636631</text:p>
                <draw:g>
                  <svg:desc>Φύλλο1.AA3:Φύλλο1.AA3</svg:desc>
                </draw:g>
              </table:table-cell>
            </table:table-row>
            <table:table-row>
              <table:table-cell office:value-type="string">
                <text:p>openCilk</text:p>
                <draw:g>
                  <svg:desc>Φύλλο1.X4:Φύλλο1.X4</svg:desc>
                </draw:g>
              </table:table-cell>
              <table:table-cell office:value-type="float" office:value="0.159511">
                <text:p>0.159511</text:p>
                <draw:g>
                  <svg:desc>Φύλλο1.AA4:Φύλλο1.AA4</svg:desc>
                </draw:g>
              </table:table-cell>
            </table:table-row>
            <table:table-row>
              <table:table-cell office:value-type="string">
                <text:p>openMP</text:p>
                <draw:g>
                  <svg:desc>Φύλλο1.X5:Φύλλο1.X5</svg:desc>
                </draw:g>
              </table:table-cell>
              <table:table-cell office:value-type="float" office:value="0.167643">
                <text:p>0.167643</text:p>
                <draw:g>
                  <svg:desc>Φύλλο1.AA5:Φύλλο1.AA5</svg:desc>
                </draw:g>
              </table:table-cell>
            </table:table-row>
            <table:table-row>
              <table:table-cell office:value-type="string">
                <text:p>pthread</text:p>
                <draw:g>
                  <svg:desc>Φύλλο1.X6:Φύλλο1.X6</svg:desc>
                </draw:g>
              </table:table-cell>
              <table:table-cell office:value-type="float" office:value="1.137723">
                <text:p>1.137723</text:p>
                <draw:g>
                  <svg:desc>Φύλλο1.AA6:Φύλλο1.AA6</svg:desc>
                </draw:g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6cm" chart:style-name="ch2">
          <text:p>mycielskian13</text:p>
        </chart:title>
        <chart:legend chart:legend-position="end" svg:x="13.922cm" svg:y="3.454cm" style:legend-expansion="high" chart:style-name="ch3"/>
        <chart:plot-area chart:style-name="ch4" table:cell-range-address="Φύλλο1.X3:Φύλλο1.X6 Φύλλο1.AB3:Φύλλο1.AB6" chart:data-source-has-labels="column" svg:x="0.32cm" svg:y="1.275cm" svg:width="13.282cm" svg:height="7.545cm">
          <chartooo:coordinate-region svg:x="0.941cm" svg:y="1.475cm" svg:width="11.667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Φύλλο1.AB3:Φύλλο1.AB3" chart:label-cell-address="Φύλλο1.X3:Φύλλο1.X3" chart:class="chart:bar">
            <chart:data-point/>
          </chart:series>
          <chart:series chart:attached-axis="primary-y" chart:style-name="ch10" chart:values-cell-range-address="Φύλλο1.AB4:Φύλλο1.AB4" chart:label-cell-address="Φύλλο1.X4:Φύλλο1.X4" chart:class="chart:bar">
            <chart:data-point/>
          </chart:series>
          <chart:series chart:attached-axis="primary-y" chart:style-name="ch11" chart:values-cell-range-address="Φύλλο1.AB5:Φύλλο1.AB5" chart:label-cell-address="Φύλλο1.X5:Φύλλο1.X5" chart:class="chart:bar">
            <chart:data-point/>
          </chart:series>
          <chart:series chart:attached-axis="primary-y" chart:style-name="ch12" chart:values-cell-range-address="Φύλλο1.AB6:Φύλλο1.AB6" chart:label-cell-address="Φύλλο1.X6:Φύλλο1.X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Φύλλο1.X3:Φύλλο1.X3</svg:desc>
                </draw:g>
              </table:table-cell>
              <table:table-cell office:value-type="float" office:value="93.008717">
                <text:p>93.008717</text:p>
                <draw:g>
                  <svg:desc>Φύλλο1.AB3:Φύλλο1.AB3</svg:desc>
                </draw:g>
              </table:table-cell>
            </table:table-row>
            <table:table-row>
              <table:table-cell office:value-type="string">
                <text:p>openCilk</text:p>
                <draw:g>
                  <svg:desc>Φύλλο1.X4:Φύλλο1.X4</svg:desc>
                </draw:g>
              </table:table-cell>
              <table:table-cell office:value-type="float" office:value="13.315047">
                <text:p>13.315047</text:p>
                <draw:g>
                  <svg:desc>Φύλλο1.AB4:Φύλλο1.AB4</svg:desc>
                </draw:g>
              </table:table-cell>
            </table:table-row>
            <table:table-row>
              <table:table-cell office:value-type="string">
                <text:p>openMP</text:p>
                <draw:g>
                  <svg:desc>Φύλλο1.X5:Φύλλο1.X5</svg:desc>
                </draw:g>
              </table:table-cell>
              <table:table-cell office:value-type="float" office:value="34.707563">
                <text:p>34.707563</text:p>
                <draw:g>
                  <svg:desc>Φύλλο1.AB5:Φύλλο1.AB5</svg:desc>
                </draw:g>
              </table:table-cell>
            </table:table-row>
            <table:table-row>
              <table:table-cell office:value-type="string">
                <text:p>pthread</text:p>
                <draw:g>
                  <svg:desc>Φύλλο1.X6:Φύλλο1.X6</svg:desc>
                </draw:g>
              </table:table-cell>
              <table:table-cell office:value-type="float" office:value="34.123514">
                <text:p>34.123514</text:p>
                <draw:g>
                  <svg:desc>Φύλλο1.AB6:Φύλλο1.AB6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belgium_osm</text:p>
        </chart:title>
        <chart:plot-area chart:style-name="ch3" table:cell-range-address="Φύλλο1.A16:Φύλλο1.A26 Φύλλο1.G17:Φύλλο1.G23" chart:data-source-has-labels="column" svg:x="1.331cm" svg:y="1.275cm" svg:width="14.351cm" svg:height="6.577cm">
          <chartooo:coordinate-region svg:x="2.429cm" svg:y="1.275cm" svg:width="13.159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G17:Φύλλο1.G23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042059">
                <text:p>0.042059</text:p>
                <draw:g>
                  <svg:desc>Φύλλο1.G17:Φύλλο1.G2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2488">
                <text:p>0.0224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247">
                <text:p>0.0132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9091">
                <text:p>0.009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6767">
                <text:p>0.0167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2165">
                <text:p>0.0221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3425">
                <text:p>0.033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607cm" svg:y="0.316cm" chart:style-name="ch2">
          <text:p>com-Youtube</text:p>
        </chart:title>
        <chart:legend chart:legend-position="end" svg:x="13.922cm" svg:y="3.454cm" style:legend-expansion="high" chart:style-name="ch3"/>
        <chart:plot-area chart:style-name="ch4" table:cell-range-address="Φύλλο1.X3:Φύλλο1.X6 Φύλλο1.AC3:Φύλλο1.AC6" chart:data-source-has-labels="column" svg:x="0.32cm" svg:y="1.275cm" svg:width="13.282cm" svg:height="7.545cm">
          <chartooo:coordinate-region svg:x="0.941cm" svg:y="1.475cm" svg:width="11.667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Φύλλο1.AC3:Φύλλο1.AC3" chart:label-cell-address="Φύλλο1.X3:Φύλλο1.X3" chart:class="chart:bar">
            <chart:data-point/>
          </chart:series>
          <chart:series chart:attached-axis="primary-y" chart:style-name="ch10" chart:values-cell-range-address="Φύλλο1.AC4:Φύλλο1.AC4" chart:label-cell-address="Φύλλο1.X4:Φύλλο1.X4" chart:class="chart:bar">
            <chart:data-point/>
          </chart:series>
          <chart:series chart:attached-axis="primary-y" chart:style-name="ch11" chart:values-cell-range-address="Φύλλο1.AC5:Φύλλο1.AC5" chart:label-cell-address="Φύλλο1.X5:Φύλλο1.X5" chart:class="chart:bar">
            <chart:data-point/>
          </chart:series>
          <chart:series chart:attached-axis="primary-y" chart:style-name="ch12" chart:values-cell-range-address="Φύλλο1.AC6:Φύλλο1.AC6" chart:label-cell-address="Φύλλο1.X6:Φύλλο1.X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Φύλλο1.X3:Φύλλο1.X3</svg:desc>
                </draw:g>
              </table:table-cell>
              <table:table-cell office:value-type="float" office:value="129.590206">
                <text:p>129.590206</text:p>
                <draw:g>
                  <svg:desc>Φύλλο1.AC3:Φύλλο1.AC3</svg:desc>
                </draw:g>
              </table:table-cell>
            </table:table-row>
            <table:table-row>
              <table:table-cell office:value-type="string">
                <text:p>openCilk</text:p>
                <draw:g>
                  <svg:desc>Φύλλο1.X4:Φύλλο1.X4</svg:desc>
                </draw:g>
              </table:table-cell>
              <table:table-cell office:value-type="float" office:value="20.768242">
                <text:p>20.768242</text:p>
                <draw:g>
                  <svg:desc>Φύλλο1.AC4:Φύλλο1.AC4</svg:desc>
                </draw:g>
              </table:table-cell>
            </table:table-row>
            <table:table-row>
              <table:table-cell office:value-type="string">
                <text:p>openMP</text:p>
                <draw:g>
                  <svg:desc>Φύλλο1.X5:Φύλλο1.X5</svg:desc>
                </draw:g>
              </table:table-cell>
              <table:table-cell office:value-type="float" office:value="76.577492">
                <text:p>76.577492</text:p>
                <draw:g>
                  <svg:desc>Φύλλο1.AC5:Φύλλο1.AC5</svg:desc>
                </draw:g>
              </table:table-cell>
            </table:table-row>
            <table:table-row>
              <table:table-cell office:value-type="string">
                <text:p>pthread</text:p>
                <draw:g>
                  <svg:desc>Φύλλο1.X6:Φύλλο1.X6</svg:desc>
                </draw:g>
              </table:table-cell>
              <table:table-cell office:value-type="float" office:value="77.931319">
                <text:p>77.931319</text:p>
                <draw:g>
                  <svg:desc>Φύλλο1.AC6:Φύλλο1.AC6</svg:desc>
                </draw:g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952cm" svg:y="0.316cm" chart:style-name="ch2">
          <text:p>dblp-2010</text:p>
        </chart:title>
        <chart:plot-area chart:style-name="ch3" table:cell-range-address="Φύλλο1.A16:Φύλλο1.A26 Φύλλο1.H17:Φύλλο1.H24" chart:data-source-has-labels="column" svg:x="1.331cm" svg:y="1.275cm" svg:width="14.351cm" svg:height="6.577cm">
          <chartooo:coordinate-region svg:x="2.243cm" svg:y="1.275cm" svg:width="13.345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H17:Φύλλο1.H2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392351">
                <text:p>0.392351</text:p>
                <draw:g>
                  <svg:desc>Φύλλο1.H17:Φύλλο1.H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93347">
                <text:p>0.1933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21658">
                <text:p>0.1216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4169">
                <text:p>0.0841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6227">
                <text:p>0.10622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5049">
                <text:p>0.1650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5474">
                <text:p>0.205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51864">
                <text:p>0.3518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502cm" svg:y="0.316cm" chart:style-name="ch2">
          <text:p>mycielskian13</text:p>
        </chart:title>
        <chart:plot-area chart:style-name="ch3" table:cell-range-address="Φύλλο1.A16:Φύλλο1.A26 Φύλλο1.J17:Φύλλο1.J25" chart:data-source-has-labels="column" svg:x="1.331cm" svg:y="1.275cm" svg:width="14.351cm" svg:height="6.577cm">
          <chartooo:coordinate-region svg:x="1.952cm" svg:y="1.275cm" svg:width="13.636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J17:Φύλλο1.J25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J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45.529754">
                <text:p>45.529754</text:p>
                <draw:g>
                  <svg:desc>Φύλλο1.J17:Φύλλο1.J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418248">
                <text:p>23.41824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315047">
                <text:p>13.3150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197225">
                <text:p>12.1972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10232">
                <text:p>12.5102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753163">
                <text:p>12.7531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96211">
                <text:p>12.962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.147857">
                <text:p>14.147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.059068">
                <text:p>49.0590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com-Youtube</text:p>
        </chart:title>
        <chart:plot-area chart:style-name="ch3" table:cell-range-address="Φύλλο1.A16:Φύλλο1.A26 Φύλλο1.P17:Φύλλο1.P27" chart:data-source-has-labels="column" svg:x="1.331cm" svg:y="1.275cm" svg:width="14.351cm" svg:height="6.577cm">
          <chartooo:coordinate-region svg:x="1.952cm" svg:y="1.474cm" svg:width="13.543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P17:Φύλλο1.P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83.630502">
                <text:p>83.630502</text:p>
                <draw:g>
                  <svg:desc>Φύλλο1.P17:Φύλλο1.P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8.174975">
                <text:p>78.1749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6.577492">
                <text:p>76.5774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4.431064">
                <text:p>74.4310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3.721647">
                <text:p>63.7216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9.515855">
                <text:p>59.5158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.966997">
                <text:p>53.9669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.606623">
                <text:p>51.6066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.729797">
                <text:p>47.72979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.548895">
                <text:p>42.5488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.946996">
                <text:p>38.9469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com-Youtube</text:p>
        </chart:title>
        <chart:plot-area chart:style-name="ch3" table:cell-range-address="Φύλλο1.A16:Φύλλο1.A26 Φύλλο1.K17:Φύλλο1.K24" chart:data-source-has-labels="column" svg:x="1.331cm" svg:y="1.275cm" svg:width="14.351cm" svg:height="6.577cm">
          <chartooo:coordinate-region svg:x="1.952cm" svg:y="1.275cm" svg:width="13.636cm" svg:height="5.73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K17:Φύλλο1.K24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K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65.393646">
                <text:p>65.393646</text:p>
                <draw:g>
                  <svg:desc>Φύλλο1.K17:Φύλλο1.K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1.849646">
                <text:p>31.8496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768242">
                <text:p>20.7682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778323">
                <text:p>25.7783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420107">
                <text:p>28.4201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111632">
                <text:p>31.111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.14606">
                <text:p>34.146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9.600284">
                <text:p>49.6002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608cm" svg:y="0.316cm" chart:style-name="ch2">
          <text:p>belgium_osm</text:p>
        </chart:title>
        <chart:plot-area chart:style-name="ch3" table:cell-range-address="Φύλλο1.A16:Φύλλο1.A26 Φύλλο1.L17:Φύλλο1.L27" chart:data-source-has-labels="column" svg:x="1.331cm" svg:y="1.275cm" svg:width="14.351cm" svg:height="6.577cm">
          <chartooo:coordinate-region svg:x="2.429cm" svg:y="1.474cm" svg:width="13.066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L17:Φύλλο1.L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041144">
                <text:p>0.041144</text:p>
                <draw:g>
                  <svg:desc>Φύλλο1.L17:Φύλλο1.L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4449">
                <text:p>0.0244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808">
                <text:p>0.0138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1292">
                <text:p>0.0112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0666">
                <text:p>0.0106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0646">
                <text:p>0.0106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0937">
                <text:p>0.010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267">
                <text:p>0.0122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4462">
                <text:p>0.0144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9298">
                <text:p>0.0192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044">
                <text:p>0.0300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952cm" svg:y="0.316cm" chart:style-name="ch2">
          <text:p>dblp-2010</text:p>
        </chart:title>
        <chart:plot-area chart:style-name="ch3" table:cell-range-address="Φύλλο1.A16:Φύλλο1.A26 Φύλλο1.M17:Φύλλο1.M27" chart:data-source-has-labels="column" svg:x="1.331cm" svg:y="1.275cm" svg:width="14.351cm" svg:height="6.577cm">
          <chartooo:coordinate-region svg:x="2.243cm" svg:y="1.474cm" svg:width="13.252cm" svg:height="5.731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M17:Φύλλο1.M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38056">
                <text:p>0.38056</text:p>
                <draw:g>
                  <svg:desc>Φύλλο1.M17:Φύλλο1.M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04827">
                <text:p>0.2048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6957">
                <text:p>0.16695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28063">
                <text:p>0.1280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7379">
                <text:p>0.117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5157">
                <text:p>0.1051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11521">
                <text:p>0.11152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2373">
                <text:p>0.1023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95189">
                <text:p>0.0951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08567">
                <text:p>0.1085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0777">
                <text:p>0.107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13cm" xlink:href=".." xlink:type="simple" chart:class="chart:line" chart:style-name="ch1">
        <chart:title svg:x="6.833cm" svg:y="0.316cm" chart:style-name="ch2">
          <text:p>NACA0015</text:p>
        </chart:title>
        <chart:plot-area chart:style-name="ch3" table:cell-range-address="Φύλλο1.A16:Φύλλο1.A26 Φύλλο1.N17:Φύλλο1.N27" chart:data-source-has-labels="column" svg:x="1.331cm" svg:y="1.275cm" svg:width="14.351cm" svg:height="6.577cm">
          <chartooo:coordinate-region svg:x="2.058cm" svg:y="1.475cm" svg:width="13.437cm" svg:height="5.73cm"/>
          <chart:axis chart:dimension="x" chart:name="primary-x" chart:style-name="ch4" chartooo:axis-type="auto">
            <chartooo:date-scale/>
            <chart:title svg:x="6.742cm" svg:y="8.032cm" chart:style-name="ch5">
              <text:p>Threads (log2(threads))</text:p>
            </chart:title>
            <chart:categories table:cell-range-address="Φύλλο1.A16:Φύλλο1.A26"/>
          </chart:axis>
          <chart:axis chart:dimension="y" chart:name="primary-y" chart:style-name="ch4">
            <chart:title svg:x="0.451cm" svg:y="5.335cm" chart:style-name="ch6">
              <text:p>Time(sec)</text:p>
            </chart:title>
            <chart:grid chart:style-name="ch7" chart:class="major"/>
          </chart:axis>
          <chart:series chart:style-name="ch8" chart:values-cell-range-address="Φύλλο1.N17:Φύλλο1.N2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N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Φύλλο1.A16:Φύλλο1.A26</svg:desc>
                </draw:g>
              </table:table-cell>
              <table:table-cell office:value-type="float" office:value="0.587108">
                <text:p>0.587108</text:p>
                <draw:g>
                  <svg:desc>Φύλλο1.N17:Φύλλο1.N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14316">
                <text:p>0.3143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7643">
                <text:p>0.1676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08949">
                <text:p>0.1089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7381">
                <text:p>0.1073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04124">
                <text:p>0.1041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6734">
                <text:p>0.1067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05684">
                <text:p>0.105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748">
                <text:p>0.10574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1077">
                <text:p>0.1107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0314">
                <text:p>0.1203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